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dce4b" officeooo:paragraph-rsid="000dce4b"/>
    </style:style>
    <style:style style:name="P2" style:family="paragraph" style:parent-style-name="Text_20_body">
      <style:text-properties officeooo:rsid="000dce4b" officeooo:paragraph-rsid="000dce4b"/>
    </style:style>
    <style:style style:name="P3" style:family="paragraph" style:parent-style-name="Text_20_body">
      <style:text-properties officeooo:rsid="0012cacf" officeooo:paragraph-rsid="0012cacf"/>
    </style:style>
    <style:style style:name="P4" style:family="paragraph" style:parent-style-name="Text_20_body">
      <style:text-properties officeooo:rsid="001560ef" officeooo:paragraph-rsid="001560ef"/>
    </style:style>
    <style:style style:name="P5" style:family="paragraph" style:parent-style-name="Text_20_body">
      <style:text-properties style:text-underline-style="solid" style:text-underline-width="auto" style:text-underline-color="font-color" officeooo:rsid="00298d49" officeooo:paragraph-rsid="00298d49"/>
    </style:style>
    <style:style style:name="P6" style:family="paragraph" style:parent-style-name="Text_20_body">
      <style:text-properties style:text-underline-style="solid" style:text-underline-width="auto" style:text-underline-color="font-color" officeooo:rsid="003aa94f" officeooo:paragraph-rsid="003aa94f"/>
    </style:style>
    <style:style style:name="P7" style:family="paragraph" style:parent-style-name="Text_20_body">
      <style:text-properties style:text-underline-style="solid" style:text-underline-width="auto" style:text-underline-color="font-color" officeooo:rsid="0040ba01" officeooo:paragraph-rsid="0040ba01"/>
    </style:style>
    <style:style style:name="P8" style:family="paragraph" style:parent-style-name="Text_20_body">
      <style:text-properties style:text-underline-style="solid" style:text-underline-width="auto" style:text-underline-color="font-color" officeooo:rsid="0044f949" officeooo:paragraph-rsid="0044f949"/>
    </style:style>
    <style:style style:name="P9" style:family="paragraph" style:parent-style-name="Text_20_body">
      <style:text-properties style:text-underline-style="none" officeooo:rsid="00181568" officeooo:paragraph-rsid="00181568"/>
    </style:style>
    <style:style style:name="P10" style:family="paragraph" style:parent-style-name="Text_20_body">
      <style:text-properties style:text-underline-style="none" officeooo:rsid="001a721d" officeooo:paragraph-rsid="001a721d"/>
    </style:style>
    <style:style style:name="P11" style:family="paragraph" style:parent-style-name="Text_20_body">
      <style:text-properties style:text-underline-style="none" officeooo:rsid="002084ed" officeooo:paragraph-rsid="002084ed"/>
    </style:style>
    <style:style style:name="P12" style:family="paragraph" style:parent-style-name="Text_20_body">
      <style:text-properties style:text-underline-style="none" officeooo:rsid="0024fe07" officeooo:paragraph-rsid="0024fe07"/>
    </style:style>
    <style:style style:name="P13" style:family="paragraph" style:parent-style-name="Text_20_body">
      <style:text-properties style:text-underline-style="none" officeooo:rsid="00298d49" officeooo:paragraph-rsid="00298d49"/>
    </style:style>
    <style:style style:name="P14" style:family="paragraph" style:parent-style-name="Text_20_body">
      <style:text-properties style:text-underline-style="none" officeooo:rsid="003aa94f" officeooo:paragraph-rsid="003aa94f"/>
    </style:style>
    <style:style style:name="P15" style:family="paragraph" style:parent-style-name="Text_20_body">
      <style:text-properties style:text-underline-style="none" officeooo:rsid="003d9010" officeooo:paragraph-rsid="003d9010"/>
    </style:style>
    <style:style style:name="P16" style:family="paragraph" style:parent-style-name="Text_20_body">
      <style:text-properties style:text-underline-style="none" officeooo:rsid="0041a8ca" officeooo:paragraph-rsid="0041a8ca"/>
    </style:style>
    <style:style style:name="P17" style:family="paragraph" style:parent-style-name="Text_20_body">
      <style:text-properties officeooo:rsid="00276f14" officeooo:paragraph-rsid="00276f14"/>
    </style:style>
    <style:style style:name="P18" style:family="paragraph" style:parent-style-name="Text_20_body">
      <style:text-properties fo:font-style="normal" style:text-underline-style="none" officeooo:rsid="002ac9e1" officeooo:paragraph-rsid="002c72f2" style:font-style-asian="normal" style:font-style-complex="normal"/>
    </style:style>
    <style:style style:name="P19" style:family="paragraph" style:parent-style-name="Text_20_body">
      <style:text-properties fo:font-style="normal" style:text-underline-style="none" officeooo:rsid="002f710a" officeooo:paragraph-rsid="002f710a" style:font-style-asian="normal" style:font-style-complex="normal"/>
    </style:style>
    <style:style style:name="P20" style:family="paragraph" style:parent-style-name="Text_20_body">
      <style:text-properties fo:font-style="normal" style:text-underline-style="none" officeooo:rsid="003126ea" officeooo:paragraph-rsid="003126ea" style:font-style-asian="normal" style:font-style-complex="normal"/>
    </style:style>
    <style:style style:name="P21" style:family="paragraph" style:parent-style-name="Text_20_body">
      <style:text-properties fo:font-style="normal" style:text-underline-style="none" officeooo:rsid="00350f00" officeooo:paragraph-rsid="00356c09" style:font-style-asian="normal" style:font-style-complex="normal"/>
    </style:style>
    <style:style style:name="P22" style:family="paragraph" style:parent-style-name="Text_20_body">
      <style:text-properties fo:font-style="normal" style:text-underline-style="none" fo:font-weight="bold" officeooo:rsid="00356c09" officeooo:paragraph-rsid="00356c09" style:font-style-asian="normal" style:font-weight-asian="bold" style:font-style-complex="normal" style:font-weight-complex="bold"/>
    </style:style>
    <style:style style:name="P23" style:family="paragraph" style:parent-style-name="Text_20_body">
      <style:text-properties fo:font-style="normal" style:text-underline-style="none" fo:font-weight="normal" officeooo:rsid="004c2a76" officeooo:paragraph-rsid="004c2a76" style:font-style-asian="normal" style:font-weight-asian="normal" style:font-style-complex="normal" style:font-weight-complex="normal"/>
    </style:style>
    <style:style style:name="P24" style:family="paragraph" style:parent-style-name="Text_20_body">
      <style:text-properties fo:font-style="normal" style:text-underline-style="solid" style:text-underline-width="auto" style:text-underline-color="font-color" officeooo:rsid="003126ea" officeooo:paragraph-rsid="003126ea" style:font-style-asian="normal" style:font-style-complex="normal"/>
    </style:style>
    <style:style style:name="P25" style:family="paragraph" style:parent-style-name="Text_20_body">
      <style:text-properties fo:font-style="normal" style:text-underline-style="solid" style:text-underline-width="auto" style:text-underline-color="font-color" officeooo:rsid="00350f00" officeooo:paragraph-rsid="00350f00" style:font-style-asian="normal" style:font-style-complex="normal"/>
    </style:style>
    <style:style style:name="P26" style:family="paragraph" style:parent-style-name="Text_20_body">
      <style:text-properties fo:font-style="normal" style:text-underline-style="solid" style:text-underline-width="auto" style:text-underline-color="font-color" officeooo:rsid="001763fd" officeooo:paragraph-rsid="001763fd" style:font-style-asian="normal" style:font-style-complex="normal"/>
    </style:style>
    <style:style style:name="P27" style:family="paragraph" style:parent-style-name="Text_20_body">
      <style:text-properties fo:font-style="normal" style:text-underline-style="solid" style:text-underline-width="auto" style:text-underline-color="font-color" officeooo:rsid="00276f14" officeooo:paragraph-rsid="00276f14" style:font-style-asian="normal" style:font-style-complex="normal"/>
    </style:style>
    <style:style style:name="P28" style:family="paragraph" style:parent-style-name="Text_20_body">
      <style:text-properties fo:font-style="normal" style:text-underline-style="solid" style:text-underline-width="auto" style:text-underline-color="font-color" officeooo:rsid="000eabbf" officeooo:paragraph-rsid="000eabbf" style:font-style-asian="normal" style:font-style-complex="normal"/>
    </style:style>
    <style:style style:name="P29" style:family="paragraph" style:parent-style-name="Text_20_body">
      <style:text-properties fo:font-style="normal" style:text-underline-style="solid" style:text-underline-width="auto" style:text-underline-color="font-color" officeooo:rsid="0011c779" officeooo:paragraph-rsid="0011c779" style:font-style-asian="normal" style:font-style-complex="normal"/>
    </style:style>
    <style:style style:name="P30" style:family="paragraph" style:parent-style-name="Text_20_body">
      <style:text-properties fo:font-style="normal" style:text-underline-style="solid" style:text-underline-width="auto" style:text-underline-color="font-color" officeooo:rsid="001758be" officeooo:paragraph-rsid="001758be" style:font-style-asian="normal" style:font-style-complex="normal"/>
    </style:style>
    <style:style style:name="P31" style:family="paragraph" style:parent-style-name="Text_20_body">
      <style:text-properties fo:font-style="normal" officeooo:rsid="001758be" officeooo:paragraph-rsid="001758be" style:font-style-asian="normal" style:font-style-complex="normal"/>
    </style:style>
    <style:style style:name="P32" style:family="paragraph" style:parent-style-name="Text_20_body">
      <style:text-properties officeooo:paragraph-rsid="00350f00"/>
    </style:style>
    <style:style style:name="P33" style:family="paragraph" style:parent-style-name="Text_20_body">
      <style:text-properties officeooo:paragraph-rsid="003574b0"/>
    </style:style>
    <style:style style:name="P34" style:family="paragraph" style:parent-style-name="Title">
      <style:text-properties officeooo:rsid="000dce4b" officeooo:paragraph-rsid="000dce4b"/>
    </style:style>
    <style:style style:name="P35" style:family="paragraph" style:parent-style-name="Text_20_body" style:list-style-name="L1">
      <style:text-properties style:text-underline-style="none" officeooo:rsid="0044f949" officeooo:paragraph-rsid="0044f949"/>
    </style:style>
    <style:style style:name="P36" style:family="paragraph" style:parent-style-name="Text_20_body" style:list-style-name="L1">
      <style:text-properties style:text-underline-style="none" officeooo:rsid="0046f28c" officeooo:paragraph-rsid="0046f28c"/>
    </style:style>
    <style:style style:name="P37" style:family="paragraph" style:parent-style-name="Text_20_body" style:list-style-name="L1">
      <style:text-properties style:text-underline-style="none" officeooo:rsid="0048452e" officeooo:paragraph-rsid="0048452e"/>
    </style:style>
    <style:style style:name="P38" style:family="paragraph" style:parent-style-name="Text_20_body" style:list-style-name="L1">
      <style:text-properties style:text-underline-style="none" officeooo:rsid="004a2d91" officeooo:paragraph-rsid="004a2d91"/>
    </style:style>
    <style:style style:name="P39" style:family="paragraph" style:parent-style-name="Text_20_body" style:list-style-name="L1">
      <style:text-properties style:text-underline-style="none" officeooo:rsid="004c2a76" officeooo:paragraph-rsid="004c2a76"/>
    </style:style>
    <style:style style:name="T1" style:family="text">
      <style:text-properties fo:font-style="italic" style:font-style-asian="italic" style:font-style-complex="italic"/>
    </style:style>
    <style:style style:name="T2" style:family="text">
      <style:text-properties fo:font-style="italic" officeooo:rsid="000fa885" style:font-style-asian="italic" style:font-style-complex="italic"/>
    </style:style>
    <style:style style:name="T3" style:family="text">
      <style:text-properties fo:font-style="italic" officeooo:rsid="0029cbff" style:font-style-asian="italic" style:font-style-complex="italic"/>
    </style:style>
    <style:style style:name="T4" style:family="text">
      <style:text-properties fo:font-style="italic" officeooo:rsid="002c72f2" style:font-style-asian="italic" style:font-style-complex="italic"/>
    </style:style>
    <style:style style:name="T5" style:family="text">
      <style:text-properties fo:font-style="italic" officeooo:rsid="002f710a"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29155b" style:font-style-asian="italic" style:font-style-complex="italic"/>
    </style:style>
    <style:style style:name="T8" style:family="text">
      <style:text-properties fo:font-style="italic" style:text-underline-style="none" fo:font-weight="normal" officeooo:rsid="00375666" style:font-style-asian="italic" style:font-weight-asian="normal" style:font-style-complex="italic" style:font-weight-complex="normal"/>
    </style:style>
    <style:style style:name="T9" style:family="text">
      <style:text-properties fo:font-style="italic" style:text-underline-style="none" fo:font-weight="normal" officeooo:rsid="00396ff7" style:font-style-asian="italic" style:font-weight-asian="normal"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fa885" style:font-style-asian="italic" style:font-weight-asian="bold" style:font-style-complex="italic" style:font-weight-complex="bold"/>
    </style:style>
    <style:style style:name="T13" style:family="text">
      <style:text-properties fo:font-style="italic" fo:font-weight="bold" officeooo:rsid="0013c2b7" style:font-style-asian="italic" style:font-weight-asian="bold" style:font-style-complex="italic" style:font-weight-complex="bold"/>
    </style:style>
    <style:style style:name="T14" style:family="text">
      <style:text-properties fo:font-style="italic" fo:font-weight="bold" officeooo:rsid="001fa217" style:font-style-asian="italic" style:font-weight-asian="bold" style:font-style-complex="italic" style:font-weight-complex="bold"/>
    </style:style>
    <style:style style:name="T15" style:family="text">
      <style:text-properties fo:font-style="italic" fo:font-weight="bold" officeooo:rsid="0029cbff" style:font-style-asian="italic" style:font-weight-asian="bold" style:font-style-complex="italic" style:font-weight-complex="bold"/>
    </style:style>
    <style:style style:name="T16" style:family="text">
      <style:text-properties fo:font-style="italic" fo:font-weight="bold" officeooo:rsid="002f710a" style:font-style-asian="italic" style:font-weight-asian="bold" style:font-style-complex="italic" style:font-weight-complex="bold"/>
    </style:style>
    <style:style style:name="T17" style:family="text">
      <style:text-properties fo:font-style="italic" fo:font-weight="bold" officeooo:rsid="002c72f2" style:font-style-asian="italic" style:font-weight-asian="bold" style:font-style-complex="italic" style:font-weight-complex="bold"/>
    </style:style>
    <style:style style:name="T18" style:family="text">
      <style:text-properties fo:font-style="italic" fo:font-weight="bold" officeooo:rsid="003e8f0f"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0fa885" style:font-style-asian="normal" style:font-style-complex="normal"/>
    </style:style>
    <style:style style:name="T23" style:family="text">
      <style:text-properties fo:font-style="normal" officeooo:rsid="00115fb9" style:font-style-asian="normal" style:font-style-complex="normal"/>
    </style:style>
    <style:style style:name="T24" style:family="text">
      <style:text-properties fo:font-style="normal" officeooo:rsid="0013c2b7" style:font-style-asian="normal" style:font-style-complex="normal"/>
    </style:style>
    <style:style style:name="T25" style:family="text">
      <style:text-properties fo:font-style="normal" officeooo:rsid="00196922" style:font-style-asian="normal" style:font-style-complex="normal"/>
    </style:style>
    <style:style style:name="T26" style:family="text">
      <style:text-properties fo:font-style="normal" officeooo:rsid="001af3c1" style:font-style-asian="normal" style:font-style-complex="normal"/>
    </style:style>
    <style:style style:name="T27" style:family="text">
      <style:text-properties fo:font-style="normal" officeooo:rsid="001c5168" style:font-style-asian="normal" style:font-style-complex="normal"/>
    </style:style>
    <style:style style:name="T28" style:family="text">
      <style:text-properties fo:font-style="normal" officeooo:rsid="001db2cd" style:font-style-asian="normal" style:font-style-complex="normal"/>
    </style:style>
    <style:style style:name="T29" style:family="text">
      <style:text-properties fo:font-style="normal" officeooo:rsid="001fa217" style:font-style-asian="normal" style:font-style-complex="normal"/>
    </style:style>
    <style:style style:name="T30" style:family="text">
      <style:text-properties fo:font-style="normal" officeooo:rsid="0021aae0" style:font-style-asian="normal" style:font-style-complex="normal"/>
    </style:style>
    <style:style style:name="T31" style:family="text">
      <style:text-properties fo:font-style="normal" officeooo:rsid="002338e4" style:font-style-asian="normal" style:font-style-complex="normal"/>
    </style:style>
    <style:style style:name="T32" style:family="text">
      <style:text-properties fo:font-style="normal" officeooo:rsid="00243e05" style:font-style-asian="normal" style:font-style-complex="normal"/>
    </style:style>
    <style:style style:name="T33" style:family="text">
      <style:text-properties fo:font-style="normal" officeooo:rsid="002543da" style:font-style-asian="normal" style:font-style-complex="normal"/>
    </style:style>
    <style:style style:name="T34" style:family="text">
      <style:text-properties fo:font-style="normal" officeooo:rsid="0029155b" style:font-style-asian="normal" style:font-style-complex="normal"/>
    </style:style>
    <style:style style:name="T35" style:family="text">
      <style:text-properties fo:font-style="normal" officeooo:rsid="0029cbff" style:font-style-asian="normal" style:font-style-complex="normal"/>
    </style:style>
    <style:style style:name="T36" style:family="text">
      <style:text-properties fo:font-style="normal" officeooo:rsid="006ed5c4" style:font-style-asian="normal" style:font-style-complex="normal"/>
    </style:style>
    <style:style style:name="T37" style:family="text">
      <style:text-properties fo:font-style="normal" officeooo:rsid="006fd68a" style:font-style-asian="normal" style:font-style-complex="normal"/>
    </style:style>
    <style:style style:name="T38" style:family="text">
      <style:text-properties fo:font-style="normal" officeooo:rsid="00720153" style:font-style-asian="normal" style:font-style-complex="normal"/>
    </style:style>
    <style:style style:name="T39" style:family="text">
      <style:text-properties fo:font-style="normal" style:text-underline-style="none" style:font-style-asian="normal" style:font-style-complex="normal"/>
    </style:style>
    <style:style style:name="T40" style:family="text">
      <style:text-properties fo:font-style="normal" style:text-underline-style="none" officeooo:rsid="0029155b" style:font-style-asian="normal" style:font-style-complex="normal"/>
    </style:style>
    <style:style style:name="T41" style:family="text">
      <style:text-properties fo:font-style="normal" style:text-underline-style="none" officeooo:rsid="00350f00" style:font-style-asian="normal" style:font-style-complex="normal"/>
    </style:style>
    <style:style style:name="T42" style:family="text">
      <style:text-properties fo:font-style="normal" style:text-underline-style="none" fo:font-weight="bold" officeooo:rsid="00356c09" style:font-style-asian="normal" style:font-weight-asian="bold" style:font-style-complex="normal" style:font-weight-complex="bold"/>
    </style:style>
    <style:style style:name="T43" style:family="text">
      <style:text-properties fo:font-style="normal" style:text-underline-style="none" fo:font-weight="bold" officeooo:rsid="00350f00" style:font-style-asian="normal" style:font-weight-asian="bold" style:font-style-complex="normal" style:font-weight-complex="bold"/>
    </style:style>
    <style:style style:name="T44" style:family="text">
      <style:text-properties fo:font-style="normal" style:text-underline-style="none" fo:font-weight="bold" officeooo:rsid="003a45c3" style:font-style-asian="normal" style:font-weight-asian="bold" style:font-style-complex="normal" style:font-weight-complex="bold"/>
    </style:style>
    <style:style style:name="T45" style:family="text">
      <style:text-properties fo:font-style="normal" style:text-underline-style="none" fo:font-weight="normal" officeooo:rsid="003574b0" style:font-style-asian="normal" style:font-weight-asian="normal" style:font-style-complex="normal" style:font-weight-complex="normal"/>
    </style:style>
    <style:style style:name="T46" style:family="text">
      <style:text-properties fo:font-style="normal" style:text-underline-style="none" fo:font-weight="normal" officeooo:rsid="00375666" style:font-style-asian="normal" style:font-weight-asian="normal" style:font-style-complex="normal" style:font-weight-complex="normal"/>
    </style:style>
    <style:style style:name="T47" style:family="text">
      <style:text-properties fo:font-style="normal" style:text-underline-style="none" fo:font-weight="normal" officeooo:rsid="00381533" style:font-style-asian="normal" style:font-weight-asian="normal" style:font-style-complex="normal" style:font-weight-complex="normal"/>
    </style:style>
    <style:style style:name="T48" style:family="text">
      <style:text-properties fo:font-style="normal" style:text-underline-style="none" fo:font-weight="normal" officeooo:rsid="00396ff7" style:font-style-asian="normal" style:font-weight-asian="normal" style:font-style-complex="normal" style:font-weight-complex="normal"/>
    </style:style>
    <style:style style:name="T49" style:family="text">
      <style:text-properties fo:font-style="normal" style:text-underline-style="none" fo:font-weight="normal" officeooo:rsid="0039b63b"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39b63b" style:font-style-asian="normal" style:font-weight-asian="normal" style:font-style-complex="normal" style:font-weight-complex="normal"/>
    </style:style>
    <style:style style:name="T52" style:family="text">
      <style:text-properties fo:font-style="normal" fo:font-weight="normal" officeooo:rsid="003c5b1a" style:font-style-asian="normal" style:font-weight-asian="normal" style:font-style-complex="normal" style:font-weight-complex="normal"/>
    </style:style>
    <style:style style:name="T53" style:family="text">
      <style:text-properties fo:font-style="normal" fo:font-weight="normal" officeooo:rsid="003e8f0f" style:font-style-asian="normal" style:font-weight-asian="normal" style:font-style-complex="normal" style:font-weight-complex="normal"/>
    </style:style>
    <style:style style:name="T54" style:family="text">
      <style:text-properties fo:font-style="normal" fo:font-weight="normal" officeooo:rsid="00437139" style:font-style-asian="normal" style:font-weight-asian="normal" style:font-style-complex="normal" style:font-weight-complex="normal"/>
    </style:style>
    <style:style style:name="T55" style:family="text">
      <style:text-properties fo:font-style="normal" fo:font-weight="normal" officeooo:rsid="004d1345" style:font-style-asian="normal" style:font-weight-asian="normal" style:font-style-complex="normal" style:font-weight-complex="normal"/>
    </style:style>
    <style:style style:name="T56" style:family="text">
      <style:text-properties fo:font-style="normal" fo:font-weight="normal" officeooo:rsid="008aecc7" style:font-style-asian="normal" style:font-weight-asian="normal" style:font-style-complex="normal" style:font-weight-complex="normal"/>
    </style:style>
    <style:style style:name="T57" style:family="text">
      <style:text-properties fo:font-style="normal" fo:font-weight="normal" officeooo:rsid="0091ffdf"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text-underline-style="solid" style:text-underline-width="auto" style:text-underline-color="font-color" officeooo:rsid="0013c2b7" style:font-style-asian="normal" style:font-style-complex="normal"/>
    </style:style>
    <style:style style:name="T6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normal" officeooo:rsid="003e8f0f"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normal" officeooo:rsid="008aecc7"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officeooo:rsid="002c72f2"/>
    </style:style>
    <style:style style:name="T65" style:family="text">
      <style:text-properties officeooo:rsid="002d92b2"/>
    </style:style>
    <style:style style:name="T66" style:family="text">
      <style:text-properties officeooo:rsid="002f710a"/>
    </style:style>
    <style:style style:name="T67" style:family="text">
      <style:text-properties officeooo:rsid="0032a0fc"/>
    </style:style>
    <style:style style:name="T68" style:family="text">
      <style:text-properties officeooo:rsid="00341b81"/>
    </style:style>
    <style:style style:name="T69" style:family="text">
      <style:text-properties fo:font-weight="normal" style:font-weight-asian="normal" style:font-weight-complex="normal"/>
    </style:style>
    <style:style style:name="T70" style:family="text">
      <style:text-properties officeooo:rsid="003a45c3"/>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officeooo:rsid="002c72f2"/>
    </style:style>
    <style:style style:name="T73" style:family="text">
      <style:text-properties officeooo:rsid="006081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Viritualization</text:p>
      <text:p text:style-name="P1">Mechanism: Limited Direction Execution</text:p>
      <text:p text:style-name="P2">Viritualization of the CPU is achieved by the concept <text:span text:style-name="T11">time sharing</text:span><text:span text:style-name="T21"> (one process is ran for a while, the another one is ran, and so forth). </text:span><text:span text:style-name="T22">The main aspects of bulding a viritualization machinery is </text:span><text:span text:style-name="T12">performance</text:span><text:span text:style-name="T2"> </text:span><text:span text:style-name="T23">(we don’t want excessive overhead to the system) </text:span><text:span text:style-name="T22">and </text:span><text:span text:style-name="T12">control</text:span><text:span text:style-name="T2"> </text:span><text:span text:style-name="T23">(we want the OS to have control, a process cannot take over the machine)</text:span><text:span text:style-name="T22">. </text:span></text:p>
      <text:p text:style-name="P28">Problem: How do we efficiently viritualize the CPU with control?</text:p>
      <text:p text:style-name="P29">6.1 Basic Technique: Limited Direct Execution</text:p>
      <text:p text:style-name="P3"><text:span text:style-name="T21">Direct execution is when the program is ran directly on the CPU. </text:span><text:span text:style-name="T24">So the OS creates a </text:span><text:span text:style-name="T13">process entry</text:span><text:span text:style-name="T24"> for it in a </text:span><text:span text:style-name="T13">process list</text:span><text:span text:style-name="T24">, </text:span><text:span text:style-name="T59">allocate</text:span><text:span text:style-name="T24"> some memory, loads the program code into memory (from disk), locates its entry point (i.e. the main precedure), jumps to it and starts running the user’s code. </text:span></text:p>
      <text:p text:style-name="P4"><text:span text:style-name="T24">S</text:span><text:span text:style-name="T21">o we need to put a limit on the direct execution to regain control, and we want to ensure that programs doesn’t do anything that we don’t want it to do, </text:span><text:span text:style-name="T58">how do we stop a process and switch to another?</text:span></text:p>
      <text:p text:style-name="P30">6.2 Problem #1: Restricted Operations</text:p>
      <text:p text:style-name="P31"><text:span text:style-name="T11">Direct execution</text:span> has the advantage of being <text:span text:style-name="T71">extremely fast</text:span>. But what happens if the process wishes to perform some kind of <text:span text:style-name="T71">restricted operation</text:span> (issuing an I/O request or gaining access to more system resources such as CPU and memory<text:span text:style-name="T73">)?</text:span></text:p>
      <text:p text:style-name="P26">Why do system calls looks like procedural code?</text:p>
      <text:p text:style-name="P9"><text:span text:style-name="T21">Because it is a procedural call, but inside the procedure we find the instructions. The library uses an </text:span><text:span text:style-name="T11">agreed-upon calling convention </text:span><text:span text:style-name="T21">with the </text:span><text:span text:style-name="T11">kernel</text:span><text:span text:style-name="T21"> to put the arguments to open in well-known locations (e.g. </text:span><text:span text:style-name="T1">stack or in specific registers</text:span><text:span text:style-name="T21">). The parts of the C-library that make system calls are hand-coded in assembly, as they carefully follow convetion to process arguments and return values correctly. </text:span><text:span text:style-name="T25">Somebody alreaedy wrote the assembly for us, great!</text:span></text:p>
      <text:p text:style-name="P10"><text:span text:style-name="T25">W</text:span><text:span text:style-name="T21">e take a new approach introducing the new processor mode </text:span><text:span text:style-name="T11">user mode</text:span><text:span text:style-name="T21">. </text:span><text:span text:style-name="T26">Code that runs in user mode is restricted </text:span><text:span text:style-name="T27">in what it can do. </text:span><text:span text:style-name="T28">For example, in user mode, a process can’t issue I/O requests </text:span><text:span text:style-name="T29">or doing so would result in the processor raising an </text:span><text:span text:style-name="T14">exception</text:span><text:span text:style-name="T29"> and the OS would likely </text:span><text:span text:style-name="T14">kill</text:span><text:span text:style-name="T29"> the process. </text:span></text:p>
      <text:p text:style-name="P11"><text:span text:style-name="T29">I</text:span><text:span text:style-name="T21">n contrast we have the </text:span><text:span text:style-name="T11">kernel mode</text:span><text:span text:style-name="T21">. The mode which the OS </text:span><text:span text:style-name="T30">(or kernel) </text:span><text:span text:style-name="T21">itself </text:span><text:span text:style-name="T31">runs</text:span><text:span text:style-name="T21"> in. </text:span><text:span text:style-name="T31">In kernel mode, running code can do what it likes, including prival</text:span><text:span text:style-name="T36">e</text:span><text:span text:style-name="T31">ged operations such as issuing I/</text:span><text:span text:style-name="T37">O</text:span><text:span text:style-name="T31"> requests and executing all type </text:span><text:span text:style-name="T32">o</text:span><text:span text:style-name="T31">f restricted instructions. </text:span></text:p>
      <text:p text:style-name="P12"><text:span text:style-name="T31">I</text:span><text:span text:style-name="T21">n </text:span><text:span text:style-name="T11">user mode</text:span><text:span text:style-name="T21">, to enable a pr</text:span><text:span text:style-name="T38">i</text:span><text:span text:style-name="T21">val</text:span><text:span text:style-name="T38">e</text:span><text:span text:style-name="T21">ged operation such as a disk read, virtually all modern hardware provides the ability for user programs to perform a system call. </text:span><text:span text:style-name="T33">System calls allows the kernel to carefully expose certain key pieces of functinality to user programs.</text:span></text:p>
      <text:p text:style-name="P27">Tip: Use Protected Control Transfer</text:p>
      <text:p text:style-name="P17"><text:span text:style-name="T39">The hardware assist the OS in providing different modes of execution. In </text:span><text:span text:style-name="T6">user mode</text:span><text:span text:style-name="T39">, applications do not have fulll access to hardware resources. In </text:span><text:span text:style-name="T6">kernel mode</text:span><text:span text:style-name="T39">, the OS has access to the full resruces of the machine. </text:span><text:span text:style-name="T40">Special instructions are provided to </text:span><text:span text:style-name="T7">trap</text:span><text:span text:style-name="T40"> into the </text:span><text:span text:style-name="T7">kernel </text:span><text:span text:style-name="T40">and </text:span><text:span text:style-name="T7">return-from-</text:span><text:soft-page-break/><text:span text:style-name="T7">trap</text:span><text:span text:style-name="T40"> back to </text:span><text:span text:style-name="T7">user-mode</text:span><text:span text:style-name="T40"> programs are also provided, as well as instructions that allow the OS to tell the hardware where the </text:span><text:span text:style-name="T7">trap table</text:span><text:span text:style-name="T40"> resides in memory. </text:span></text:p>
      <text:p text:style-name="P5"><text:span text:style-name="T34">T</text:span><text:span text:style-name="T21">o execute a system call</text:span></text:p>
      <text:p text:style-name="P13"><text:span text:style-name="T21">A program <text:s/>must execute a special </text:span><text:span text:style-name="T11">trap instruction</text:span><text:span text:style-name="T21">. This instruction simultaneously </text:span><text:span text:style-name="T58">jumps into the <text:s/>kernel and raises the privalege level</text:span><text:span text:style-name="T21"> to </text:span><text:span text:style-name="T1">kernel mode</text:span><text:span text:style-name="T21">. Once in </text:span><text:span text:style-name="T1">kernel mode </text:span><text:span text:style-name="T21">the system can perform any privaleged operation and perform the required work for the calling process. </text:span><text:span text:style-name="T35">When finnished the OS calls the special </text:span><text:span text:style-name="T15">return-from-trap</text:span><text:span text:style-name="T35"> instruction which returns into the calling user program and simultaneously reduces the privalage level back to </text:span><text:span text:style-name="T3">user mode. </text:span></text:p>
      <text:p text:style-name="P18">The hardware needs to be carefull when executing a trap and make sure to save enough of the caller’s registers in order to correctly return when the OS later issues the <text:span text:style-name="T1">return-from-trap</text:span>. On a x86 <text:s/>machine, the processor will push the program counter, flags and registers onto a <text:span text:style-name="T1">per-process kernel stack</text:span>. </text:p>
      <text:p text:style-name="P18"><text:span text:style-name="T64">What code is executed upon a trap is setup in a </text:span><text:span text:style-name="T17">trap table</text:span><text:span text:style-name="T4"> </text:span><text:span text:style-name="T64">at</text:span><text:span text:style-name="T4"> </text:span><text:span text:style-name="T72">boot time</text:span><text:span text:style-name="T64">. A system boots up in kernel mode, and thus us free to configure machine hardware as need be. One of the first thing that the OS does is to tell the hardware what code to run when certain exceptional event occur. </text:span><text:span text:style-name="T65">For example, what code to run when a keyboard interrupt occurs. The OS inform the hardware of the location of these trap handlers (with an instruction). </text:span><text:span text:style-name="T66">Poointing out the location of the trap tables is a </text:span><text:span text:style-name="T16">privaleged</text:span><text:span text:style-name="T5"> </text:span><text:span text:style-name="T66">operation.</text:span></text:p>
      <text:p text:style-name="P19">Often a system call is given a number, a <text:span text:style-name="T1">system call number. </text:span>When the OS is handling the system call, it can examines and validate the number and execute the code – acting as a form of <text:span text:style-name="T1">protection</text:span>. </text:p>
      <text:p text:style-name="P24">Tip: Be Careful Of User Input In Secure Systems</text:p>
      <text:p text:style-name="P20">Despite the hardware trapping mechanism and system call routing, the security is not there. For example we must handling the arguments at the system call boundary (we must ensure that the user arguments are properly specificied otherwise reject the call. <text:span text:style-name="T67">A secure system must treat user input with great suspicion. </text:span><text:span text:style-name="T68">An example is a memory address, if wrong address is sent, the OS must reject it. </text:span></text:p>
      <text:p text:style-name="P25">6.3 Problem #2 Switching Between Processes</text:p>
      <text:p text:style-name="P25">How do we regain control of the CPU?</text:p>
      <text:p text:style-name="P32"><text:span text:style-name="T42">A</text:span><text:span text:style-name="T43"> cooperative approach </text:span><text:span text:style-name="T44">(cooperative preemption)</text:span><text:span text:style-name="T43">: </text:span><text:span text:style-name="T41">OS regains control by waiting for a system call or an illegal operations of some sort. </text:span></text:p>
      <text:p text:style-name="P25">Tip: Dealing With Application Misbehavior</text:p>
      <text:p text:style-name="P21">Misbehaving processes can either be create by design (malicious) or by accident (bugs). The OS handles these problems by terminating the offender (the process). </text:p>
      <text:p text:style-name="P22">A non-cooperative approach <text:span text:style-name="T70">(non-cooperative preemption)</text:span>:<text:span text:style-name="T69"> If a process refuses to make sustem calls, the OS can’t do anything since it is not running on the CPU. To regain control without cooperation we use a </text:span><text:span text:style-name="T1">timer interrupt</text:span><text:span text:style-name="T69">. </text:span></text:p>
      <text:p text:style-name="P33"><text:span text:style-name="T45">When an interrupt is raised, </text:span><text:span text:style-name="T46">the currently running process is halted and a pre-configure </text:span><text:span text:style-name="T8">interrupt handler</text:span><text:span text:style-name="T46"> in the OS runs. </text:span><text:span text:style-name="T47">The interrupt timer must be started during the boot process since it is a </text:span><text:soft-page-break/><text:span text:style-name="T47">privalaged operation that must be started by the OS. </text:span><text:span text:style-name="T48">The </text:span><text:span text:style-name="T49">hardware </text:span><text:span text:style-name="T9">timer-interrupt</text:span><text:span text:style-name="T48"> is essential in </text:span><text:span text:style-name="T49">helping the OS maintain control of the machine. </text:span></text:p>
      <text:p text:style-name="P6"><text:span text:style-name="T51">T</text:span><text:span text:style-name="T50">ip: Reboot Is Useful</text:span></text:p>
      <text:p text:style-name="P14"><text:span text:style-name="T50">Reboot is useful in building robust systems since it take the machine back to a tested state. </text:span><text:span text:style-name="T52">Otherwise, without a reboot it could be hard to reclaim stale and leaked resources etc. </text:span></text:p>
      <text:p text:style-name="P15"><text:span text:style-name="T52">I</text:span><text:span text:style-name="T50">n the interrupt handler, the switch() routine is called saving the registers of the running process and <text:s/>restores the registers of the saved process then, the </text:span><text:span text:style-name="T10">context switch </text:span><text:span text:style-name="T50">is performed (stack pointer of running process is changed to use kernel stack. </text:span></text:p>
      <text:p text:style-name="P15"><text:span text:style-name="T50">Important: There are 2 types of registers saved/restores going on. The first one is when the timer interr</text:span><text:span text:style-name="T53">upt occurs and </text:span><text:span text:style-name="T18">user registers</text:span><text:span text:style-name="T53"> are stored by the </text:span><text:span text:style-name="T61">hardware</text:span><text:span text:style-name="T53">, the other is when the OS decides to switch from A to B and the </text:span><text:span text:style-name="T18">kernel registers</text:span><text:span text:style-name="T53"> are saved by the </text:span><text:span text:style-name="T61">software (OS)</text:span><text:span text:style-name="T53">. </text:span></text:p>
      <text:p text:style-name="P7"><text:span text:style-name="T53">6.</text:span><text:span text:style-name="T50">4 Worried About Concurrency?</text:span></text:p>
      <text:p text:style-name="P16"><text:span text:style-name="T50">What happens if another interrupt occurs? A simple solution is to </text:span><text:span text:style-name="T10">disable interrupt</text:span><text:span text:style-name="T50"> but this can’t be done for to long since it could lead to lost interrupts. </text:span><text:span text:style-name="T54">OS’s also have sophisticated locking schemes to protect concurrent access to internal data structures. </text:span></text:p>
      <text:p text:style-name="P8"><text:span text:style-name="T54">6.</text:span><text:span text:style-name="T50">5 Summary</text:span></text:p>
      <text:list xml:id="list4110799397" text:style-name="L1">
        <text:list-item>
          <text:p text:style-name="P35"><text:span text:style-name="T50">CPU </text:span><text:span text:style-name="T10">Viritualization</text:span><text:span text:style-name="T50"> – </text:span><text:span text:style-name="T11">Limited Direct Execution</text:span></text:p>
        </text:list-item>
        <text:list-item>
          <text:p text:style-name="P35"><text:span text:style-name="T50">CPU should support at least 2 modes of execution: a </text:span><text:span text:style-name="T60">restricted one</text:span><text:span text:style-name="T50"> (</text:span><text:span text:style-name="T11">user mode</text:span><text:span text:style-name="T50">), and a </text:span><text:span text:style-name="T60">prival</text:span><text:span text:style-name="T62">e</text:span><text:span text:style-name="T60">ged one</text:span><text:span text:style-name="T50"> (</text:span><text:span text:style-name="T11">kernel mode</text:span><text:span text:style-name="T50">)</text:span></text:p>
        </text:list-item>
        <text:list-item>
          <text:p text:style-name="P36"><text:span text:style-name="T50">Apps ran in </text:span><text:span text:style-name="T11">user mode</text:span><text:span text:style-name="T50"> can use </text:span><text:span text:style-name="T11">system calls</text:span><text:span text:style-name="T50"> to </text:span><text:span text:style-name="T11">trap</text:span><text:span text:style-name="T50"> into </text:span><text:span text:style-name="T11">kernel</text:span><text:span text:style-name="T50"> </text:span><text:span text:style-name="T55">t</text:span><text:span text:style-name="T50">o </text:span><text:span text:style-name="T60">request OS services</text:span></text:p>
        </text:list-item>
        <text:list-item>
          <text:p text:style-name="P36"><text:span text:style-name="T50">Traps instruction saves the </text:span><text:span text:style-name="T11">register state</text:span><text:span text:style-name="T50">, chan</text:span><text:span text:style-name="T57">g</text:span><text:span text:style-name="T50">es the </text:span><text:span text:style-name="T63">HW status</text:span><text:span text:style-name="T50"> to </text:span><text:span text:style-name="T10">kernel mode</text:span><text:span text:style-name="T50"> and </text:span><text:span text:style-name="T63">jumps</text:span><text:span text:style-name="T50"> into the </text:span><text:span text:style-name="T60">OS (to the predefined destination, </text:span><text:span text:style-name="T19">trap table</text:span><text:span text:style-name="T60">)</text:span><text:span text:style-name="T50">. </text:span></text:p>
        </text:list-item>
        <text:list-item>
          <text:p text:style-name="P36"><text:span text:style-name="T50">When the OS is done with a </text:span><text:span text:style-name="T10">system call</text:span><text:span text:style-name="T50">, it returns to the program via a </text:span><text:span text:style-name="T11">return-from-trap instruction</text:span><text:span text:style-name="T50"> reducing pr</text:span><text:span text:style-name="T55">i</text:span><text:span text:style-name="T50">valage and returns control to next instruction in the area. </text:span></text:p>
        </text:list-item>
        <text:list-item>
          <text:p text:style-name="P37"><text:span text:style-name="T11">Trap tables</text:span><text:span text:style-name="T50"> are set by the OS at boot time and cannot be readily modified by the user programs. This is all part of the </text:span><text:span text:style-name="T20">limited direct execution protocol</text:span><text:span text:style-name="T50">. </text:span></text:p>
        </text:list-item>
        <text:list-item>
          <text:p text:style-name="P38"><text:span text:style-name="T50">Once a program is running, the OS must use </text:span><text:span text:style-name="T11">hardware mechanisms</text:span><text:span text:style-name="T50"> to regain control, namely a </text:span><text:span text:style-name="T11">timer interrupt</text:span><text:span text:style-name="T50">. This approach is a </text:span><text:span text:style-name="T19">non-cooperative approach</text:span><text:span text:style-name="T50"> to </text:span><text:span text:style-name="T10">CPU scheduling</text:span><text:span text:style-name="T50"> (</text:span><text:span text:style-name="T10">preemptive scheduling</text:span><text:span text:style-name="T50">). </text:span></text:p>
        </text:list-item>
        <text:list-item>
          <text:p text:style-name="P39"><text:span text:style-name="T50">Sometimes the OS, during a </text:span><text:span text:style-name="T10">timer innterrupt</text:span><text:span text:style-name="T50"> or a </text:span><text:span text:style-name="T10">system call</text:span><text:span text:style-name="T50">, might wish to </text:span><text:span text:style-name="T10">switch</text:span><text:span text:style-name="T50"> the running process to another process, this is a </text:span><text:span text:style-name="T11">low-level technique</text:span><text:span text:style-name="T50"> known as </text:span><text:span text:style-name="T11">context switch</text:span><text:span text:style-name="T50">. </text:span></text:p>
        </text:list-item>
      </text:list>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23:46:57.966412152</meta:creation-date>
    <dc:date>2021-01-05T17:26:46.458472222</dc:date>
    <meta:editing-duration>PT17H3M21S</meta:editing-duration>
    <meta:editing-cycles>118</meta:editing-cycles>
    <meta:generator>LibreOffice/6.4.6.2$Linux_X86_64 LibreOffice_project/40$Build-2</meta:generator>
    <meta:document-statistic meta:table-count="0" meta:image-count="0" meta:object-count="0" meta:page-count="3" meta:paragraph-count="45" meta:word-count="1374" meta:character-count="8125" meta:non-whitespace-character-count="6776"/>
  </office:meta>
</office:document-meta>
</file>